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13da3" officeooo:paragraph-rsid="00113da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44904" officeooo:paragraph-rsid="001449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5a9f3" officeooo:paragraph-rsid="0015a9f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c69c6" officeooo:paragraph-rsid="001c69c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e0c0c" officeooo:paragraph-rsid="001e0c0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e0c0c" officeooo:paragraph-rsid="001fa9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officeooo:paragraph-rsid="001e0c0c"/>
    </style:style>
    <style:style style:name="T1" style:family="text">
      <style:text-properties officeooo:rsid="0018bf96"/>
    </style:style>
    <style:style style:name="T2" style:family="text">
      <style:text-properties officeooo:rsid="001ad3c0"/>
    </style:style>
    <style:style style:name="T3" style:family="text">
      <style:text-properties officeooo:rsid="001fa93b"/>
    </style:style>
    <style:style style:name="T4" style:family="text">
      <style:text-properties fo:font-size="12pt" style:text-underline-style="none" fo:font-weight="normal" officeooo:rsid="001e0c0c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fa93b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6">Step #1 – Reading the Reuter’s collection</text:p>
      <text:p text:style-name="P6">(block-1-reader.py)</text:p>
      <text:p text:style-name="P7"/>
      <text:p text:style-name="P9">Corpus’ path: reuters21578</text:p>
      <text:p text:style-name="P10"/>
      <text:p text:style-name="P9">No JSON file: python3 ./block-1-reader.py --path reuters21578</text:p>
      <text:p text:style-name="P9">JSON file: python3 ./block-1-reader.py --path reuters21578 -o block1.json</text:p>
      <text:p text:style-name="P9"/>
      <text:p text:style-name="P11">&gt; Created individual SGM blocked named as e.g. “block-0-individual.json” with commented out “One Instance” code</text:p>
      <text:p text:style-name="P8"><text:span text:style-name="T2">&gt; block1.json: Contains all SGM(000 –&gt; 021) data as a string.</text:span></text:p>
      <text:p text:style-name="P8">- <text:span text:style-name="T1">Changing directory to /reuters21578 to scan for .sgm files.</text:span></text:p>
      <text:p text:style-name="P8">- open(file_name,'r', errors='ignore'): <text:span text:style-name="T1">Opening files but set errors parameter to ignore due to unicode issue in sgm17.</text:span></text:p>
      <text:p text:style-name="P14">Error: </text:p>
      <text:p text:style-name="P14">UnicodeDecodeError: 'utf-8' codec can't decode byte 0xfc in position 1519554: invalid start byte</text:p>
      <text:p text:style-name="P14"/>
      <text:p text:style-name="P7"/>
      <text:p text:style-name="P6">Step #2 – Extracting the raw text of each article from the corpus </text:p>
      <text:p text:style-name="P6">(block-2-document-segmenter.py &amp; block-3-extractor.py)</text:p>
      <text:p text:style-name="P7"/>
      <text:p text:style-name="P13">python3 ./block-2-document-segmenter.py -i block<text:span text:style-name="T3">0-individual</text:span>.json -o block2.json</text:p>
      <text:p text:style-name="P7"/>
      <text:p text:style-name="P15"><text:span text:style-name="T4">With </text:span><text:span text:style-name="T5">Block#1</text:span><text:span text:style-name="T4"> Input: python3 ./block-2-document-segmenter.py -i block1.json -o block2.json</text:span></text:p>
      <text:p text:style-name="P12">No JSON: python3 ./block-1-reader.py --path reuters21578 | python3 ./block-2-document-segmenter.py</text:p>
      <text:p text:style-name="P12"/>
      <text:p text:style-name="P12">JSON: python3 ./block-1-reader.py --path reuters21578 | python3 .block-2-document-segmenter.py -o block2.json</text:p>
      <text:p text:style-name="P7"/>
      <text:p text:style-name="P7"/>
      <text:p text:style-name="P7"/>
      <text:p text:style-name="P7"/>
      <text:p text:style-name="P6"><text:soft-page-break/>Step #3 – Tokenise</text:p>
      <text:p text:style-name="P6">(block-4-tokeniser.py)</text:p>
      <text:p text:style-name="P7"/>
      <text:p text:style-name="P7"/>
      <text:p text:style-name="P7"/>
      <text:p text:style-name="P7"/>
      <text:p text:style-name="P7"/>
      <text:p text:style-name="P7"/>
      <text:p text:style-name="P6">Step #4 – Making all text lowercase</text:p>
      <text:p text:style-name="P6">(block-4-tokeniser.py)</text:p>
      <text:p text:style-name="P7"/>
      <text:p text:style-name="P7"/>
      <text:p text:style-name="P7"/>
      <text:p text:style-name="P7"/>
      <text:p text:style-name="P7"/>
      <text:p text:style-name="P6">Step #5 – Apply Porter Stemmer</text:p>
      <text:p text:style-name="P6">(block-5-stemmer.py)</text:p>
      <text:p text:style-name="P7"/>
      <text:p text:style-name="P7"/>
      <text:p text:style-name="P7"/>
      <text:p text:style-name="P7"/>
      <text:p text:style-name="P6">Step #6 – Given a list of stop words, remove those stop words from text.</text:p>
      <text:p text:style-name="P6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6T13:10:22.758608867</dc:date>
    <meta:editing-duration>PT2H56M46S</meta:editing-duration>
    <meta:editing-cycles>10</meta:editing-cycles>
    <meta:generator>LibreOffice/7.0.0.3$MacOSX_X86_64 LibreOffice_project/8061b3e9204bef6b321a21033174034a5e2ea88e</meta:generator>
    <meta:document-statistic meta:table-count="0" meta:image-count="0" meta:object-count="0" meta:page-count="2" meta:paragraph-count="30" meta:word-count="188" meta:character-count="1480" meta:non-whitespace-character-count="1318"/>
  </office:meta>
</office:document-meta>
</file>